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13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104.39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2e3436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mt.20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</table:table-row>
        <table:table-row table:style-name="ro1">
          <table:table-cell office:value-type="string" calcext:value-type="string">
            <text:p>"The Jungle is Neutral" - Newcomer Languages Face New Media</text:p>
          </table:table-cell>
          <table:table-cell office:value-type="string" calcext:value-type="string">
            <text:p>Ostler, Nicholas</text:p>
          </table:table-cell>
          <table:table-cell office:value-type="string" calcext:value-type="string">
            <text:p>http://www.mt-archive.info/05/EAMT-2009-Ostler.pdf</text:p>
          </table:table-cell>
          <table:table-cell/>
          <table:table-cell office:value-type="string" calcext:value-type="string">
            <text:p>Invited Papers</text:p>
          </table:table-cell>
        </table:table-row>
        <table:table-row table:style-name="ro1">
          <table:table-cell office:value-type="string" calcext:value-type="string">
            <text:p>Adaptable, Community-Controlled, Language Technologies for Language Maintenance</text:p>
          </table:table-cell>
          <table:table-cell office:value-type="string" calcext:value-type="string">
            <text:p>Levin, Lori</text:p>
          </table:table-cell>
          <table:table-cell office:value-type="string" calcext:value-type="string">
            <text:p>http://www.mt-archive.info/05/EAMT-2009-Levin.pdf</text:p>
          </table:table-cell>
          <table:table-cell/>
          <table:table-cell office:value-type="string" calcext:value-type="string">
            <text:p>Invited Papers</text:p>
          </table:table-cell>
        </table:table-row>
        <table:table-row table:style-name="ro1">
          <table:table-cell office:value-type="string" calcext:value-type="string">
            <text:p>Character-Based PSMT for Closely Related Languages</text:p>
          </table:table-cell>
          <table:table-cell office:value-type="string" calcext:value-type="string">
            <text:p>Tiedemann, Jörg</text:p>
          </table:table-cell>
          <table:table-cell office:value-type="string" calcext:value-type="string">
            <text:p>http://www.mt-archive.info/05/EAMT-2009-Tiedemann-1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S3: an Improved Version of the Bilingual Concordancer TransSearch</text:p>
          </table:table-cell>
          <table:table-cell office:value-type="string" calcext:value-type="string">
            <text:p>Huet, Stéphane and Bourdaillet, Julien and Langlais, Philippe</text:p>
          </table:table-cell>
          <table:table-cell office:value-type="string" calcext:value-type="string">
            <text:p>http://www.mt-archive.info/05/EAMT-2009-Huet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stimating the Sentence-Level Quality of Machine Translation Systems</text:p>
          </table:table-cell>
          <table:table-cell office:value-type="string" calcext:value-type="string">
            <text:p>Specia, Lucia and Turchi, Marco and Cancedda, Nicola and Cristianini, Nello and Dymetman, Marc</text:p>
          </table:table-cell>
          <table:table-cell office:value-type="string" calcext:value-type="string">
            <text:p>http://www.mt-archive.info/05/EAMT-2009-Specia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valuation-Guided Pre-Editing of Source Text: Improving MT-Tractability of Light Verb Constructions</text:p>
          </table:table-cell>
          <table:table-cell office:value-type="string" calcext:value-type="string">
            <text:p>Babych, Bogdan and Hartley, Anthony and Sharoff, Serge</text:p>
          </table:table-cell>
          <table:table-cell office:value-type="string" calcext:value-type="string">
            <text:p>http://www.mt-archive.info/05/EAMT-2009-Babych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Learning Labelled Dependencies in Machine Translation Evaluation</text:p>
          </table:table-cell>
          <table:table-cell office:value-type="string" calcext:value-type="string">
            <text:p>He, Yifan and Way, Andy</text:p>
          </table:table-cell>
          <table:table-cell office:value-type="string" calcext:value-type="string">
            <text:p>http://www.mt-archive.info/05/EAMT-2009-He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Improving a Catalan-Spanish Statistical Translation System using Morphosyntactic Knowledge</text:p>
          </table:table-cell>
          <table:table-cell office:value-type="string" calcext:value-type="string">
            <text:p>Farrús, Mireia and Costa-jussà, Marta R. and Poch, Marc and Hernández, Adolfo and Mariño, José B.</text:p>
          </table:table-cell>
          <table:table-cell office:value-type="string" calcext:value-type="string">
            <text:p>http://www.mt-archive.info/05/EAMT-2009-Farrus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Use of Rich Linguistic Information to Translate Prepositions and Grammar Cases to Basque</text:p>
          </table:table-cell>
          <table:table-cell table:style-name="ce3" office:value-type="string" calcext:value-type="string">
            <text:p>Agirre, Eneko and Atutxa, Aitziber and Labaka, Gorka and Lersundi, Mikel and Mayor, Aingeru and Sarasola, Kepa</text:p>
          </table:table-cell>
          <table:table-cell office:value-type="string" calcext:value-type="string">
            <text:p>http://www.mt-archive.info/05/EAMT-2009-Agirre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Gappy Translation Units under Left-to-Right SMT Decoding</text:p>
          </table:table-cell>
          <table:table-cell office:value-type="string" calcext:value-type="string">
            <text:p>Crego, Josep M. and Yvon, François</text:p>
          </table:table-cell>
          <table:table-cell office:value-type="string" calcext:value-type="string">
            <text:p>http://www.mt-archive.info/05/EAMT-2009-Crego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Relevance of Different Segmentation Options on Spanish-Basque SMT</text:p>
          </table:table-cell>
          <table:table-cell office:value-type="string" calcext:value-type="string">
            <text:p>Díaz de Ilarraza, Arantza and Labaka, Gorka and Sarasola, Kepa</text:p>
          </table:table-cell>
          <table:table-cell office:value-type="string" calcext:value-type="string">
            <text:p>http://www.mt-archive.info/05/EAMT-2009-Diaz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nglish-Latvian Toponym Processing: Translation Strategies and Linguistic Patterns</text:p>
          </table:table-cell>
          <table:table-cell office:value-type="string" calcext:value-type="string">
            <text:p>Gornostay, Tatiana and Skadiņa, Inguna</text:p>
          </table:table-cell>
          <table:table-cell office:value-type="string" calcext:value-type="string">
            <text:p>http://www.mt-archive.info/05/EAMT-2009-Gornostay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n Environment for Named Entity Recognition and Translation</text:p>
          </table:table-cell>
          <table:table-cell office:value-type="string" calcext:value-type="string">
            <text:p>Graliński, Filip and Jassem, Krzysztof and Marcińczuk, Michał</text:p>
          </table:table-cell>
          <table:table-cell office:value-type="string" calcext:value-type="string">
            <text:p>http://www.mt-archive.info/05/EAMT-2009-Gralinski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ptimal Bilingual Data for French-English PB-SMT</text:p>
          </table:table-cell>
          <table:table-cell office:value-type="string" calcext:value-type="string">
            <text:p>Ozdowska, Sylwia and Way, Andy</text:p>
          </table:table-cell>
          <table:table-cell office:value-type="string" calcext:value-type="string">
            <text:p>http://www.mt-archive.info/05/EAMT-2009-Ozdowska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Word- and Sentence-Level Confidence Measures for Machine Translation</text:p>
          </table:table-cell>
          <table:table-cell office:value-type="string" calcext:value-type="string">
            <text:p>Raybaud, Sylvain and Lavecchia, Caroline and Langlois, David and Smaïli, Kamel</text:p>
          </table:table-cell>
          <table:table-cell office:value-type="string" calcext:value-type="string">
            <text:p>http://www.mt-archive.info/05/EAMT-2009-Raybaud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ranslating Questions for Cross-Lingual QA</text:p>
          </table:table-cell>
          <table:table-cell office:value-type="string" calcext:value-type="string">
            <text:p>Tiedemann, Jörg</text:p>
          </table:table-cell>
          <table:table-cell office:value-type="string" calcext:value-type="string">
            <text:p>http://www.mt-archive.info/05/EAMT-2009-Tiedemann-2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Developing Prototypes for Machine Translation between Two Sami Languages</text:p>
          </table:table-cell>
          <table:table-cell office:value-type="string" calcext:value-type="string">
            <text:p>Tyers, Francis M. and Wiechetek, Linda and Trosterud, Trond</text:p>
          </table:table-cell>
          <table:table-cell office:value-type="string" calcext:value-type="string">
            <text:p>http://www.mt-archive.info/05/EAMT-2009-Tyers-1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Collocations in a Rule-Based MT System: A Case Study Evaluation of their Translation Adequacy</text:p>
          </table:table-cell>
          <table:table-cell office:value-type="string" calcext:value-type="string">
            <text:p>Wehrli, Eric and Seretan, Violeta and Nerima, Luka and Russo, Lorenza</text:p>
          </table:table-cell>
          <table:table-cell office:value-type="string" calcext:value-type="string">
            <text:p>http://www.mt-archive.info/05/EAMT-2009-Wehrli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utomatic Translation of Norwegian Noun Compounds</text:p>
          </table:table-cell>
          <table:table-cell office:value-type="string" calcext:value-type="string">
            <text:p>Bungum, Lars and Oepen, Stephan</text:p>
          </table:table-cell>
          <table:table-cell office:value-type="string" calcext:value-type="string">
            <text:p>http://www.mt-archive.info/05/EAMT-2009-Bungum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Marker-Based Filtering of Bilingual Phrase Pairs for SMT</text:p>
          </table:table-cell>
          <table:table-cell office:value-type="string" calcext:value-type="string">
            <text:p>Sánchez-Martínez, Felipe and Way, Andy</text:p>
          </table:table-cell>
          <table:table-cell office:value-type="string" calcext:value-type="string">
            <text:p>http://www.mt-archive.info/05/EAMT-2009-Sanchez-Martinez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ree-Based Target Language Modeling</text:p>
          </table:table-cell>
          <table:table-cell office:value-type="string" calcext:value-type="string">
            <text:p>Vandeghinste, Vincent</text:p>
          </table:table-cell>
          <table:table-cell office:value-type="string" calcext:value-type="string">
            <text:p>http://www.mt-archive.info/05/EAMT-2009-Vandeghinste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Language Model Adaptation for Difficult to Translate Phrases</text:p>
          </table:table-cell>
          <table:table-cell office:value-type="string" calcext:value-type="string">
            <text:p>Mohit, Behrang and Liberato, Frank and Hwa, Rebecca</text:p>
          </table:table-cell>
          <table:table-cell office:value-type="string" calcext:value-type="string">
            <text:p>http://www.mt-archive.info/05/EAMT-2009-Mohit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Phrase-Based Hidden Semi-Markov Approach to Machine Translation</text:p>
          </table:table-cell>
          <table:table-cell office:value-type="string" calcext:value-type="string">
            <text:p>Andrés-Ferrer, Jesús and Juan, Alfons</text:p>
          </table:table-cell>
          <table:table-cell office:value-type="string" calcext:value-type="string">
            <text:p>http://www.mt-archive.info/05/EAMT-2009-Andres-Ferrer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Building Strong Multilingual Aligned Corpora</text:p>
          </table:table-cell>
          <table:table-cell office:value-type="string" calcext:value-type="string">
            <text:p>Zadeh, Reza Bosagh</text:p>
          </table:table-cell>
          <table:table-cell office:value-type="string" calcext:value-type="string">
            <text:p>http://www.mt-archive.info/05/EAMT-2009-Bosagh-Zadeh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Constraint Satisfaction Approach to Machine Translation</text:p>
          </table:table-cell>
          <table:table-cell office:value-type="string" calcext:value-type="string">
            <text:p>Canisius, Sander and van den Bosch, Antal</text:p>
          </table:table-cell>
          <table:table-cell office:value-type="string" calcext:value-type="string">
            <text:p>http://www.mt-archive.info/05/EAMT-2009-Canisius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Introducing the Autshumato Integrated Translation Environment</text:p>
          </table:table-cell>
          <table:table-cell office:value-type="string" calcext:value-type="string">
            <text:p>Groenewald, Hendrik J. and Fourie, Wildrich</text:p>
          </table:table-cell>
          <table:table-cell office:value-type="string" calcext:value-type="string">
            <text:p>http://www.mt-archive.info/05/EAMT-2009-Groenewald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New Subtree-Transfer Approach to Syntax-Based Reordering for Statistical Machine Translation</text:p>
          </table:table-cell>
          <table:table-cell office:value-type="string" calcext:value-type="string">
            <text:p>Khalilov, Maxim and Fonollosa, José A. R. and Dras, Mark</text:p>
          </table:table-cell>
          <table:table-cell office:value-type="string" calcext:value-type="string">
            <text:p>http://www.mt-archive.info/05/EAMT-2009-Khalilov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n Extracting Multiword NP Terminology for MT</text:p>
          </table:table-cell>
          <table:table-cell office:value-type="string" calcext:value-type="string">
            <text:p>Sheremetyeva, Svetlana</text:p>
          </table:table-cell>
          <table:table-cell office:value-type="string" calcext:value-type="string">
            <text:p>http://www.mt-archive.info/05/EAMT-2009-Sheremetyeva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Rule-Based Augmentation of Training Data in Breton-French Statistical Machine Translation</text:p>
          </table:table-cell>
          <table:table-cell office:value-type="string" calcext:value-type="string">
            <text:p>Tyers, Francis M.</text:p>
          </table:table-cell>
          <table:table-cell office:value-type="string" calcext:value-type="string">
            <text:p>http://www.mt-archive.info/05/EAMT-2009-Tyers-2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Can Semantic Role Labeling Improve SMT?</text:p>
          </table:table-cell>
          <table:table-cell office:value-type="string" calcext:value-type="string">
            <text:p>Wu, Dekai and Fung, Pascale</text:p>
          </table:table-cell>
          <table:table-cell office:value-type="string" calcext:value-type="string">
            <text:p>http://www.mt-archive.info/05/EAMT-2009-Wu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table:style-name="ce1" office:value-type="string" calcext:value-type="string">
            <text:p>Are Unaligned Words Important for Machine Translation?</text:p>
          </table:table-cell>
          <table:table-cell office:value-type="string" calcext:value-type="string">
            <text:p>Zhang, Yuqi and Matusov, Evgeny and Ney, Hermann</text:p>
          </table:table-cell>
          <table:table-cell office:value-type="string" calcext:value-type="string">
            <text:p>http://www.mt-archive.info/05/EAMT-2009-Zhang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Using Supertags as Source Language Context in SMT</text:p>
          </table:table-cell>
          <table:table-cell office:value-type="string" calcext:value-type="string">
            <text:p>*Haque, Rejwanul and Naskar, Sudip Kumar and Ma, Yanjun and Way, Andy</text:p>
          </table:table-cell>
          <table:table-cell office:value-type="string" calcext:value-type="string">
            <text:p>http://www.mt-archive.info/05/EAMT-2009-Haque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n LM Heuristics for the Cube Growing Algorithm</text:p>
          </table:table-cell>
          <table:table-cell office:value-type="string" calcext:value-type="string">
            <text:p>Vilar, David and Ney, Hermann</text:p>
          </table:table-cell>
          <table:table-cell office:value-type="string" calcext:value-type="string">
            <text:p>http://www.mt-archive.info/05/EAMT-2009-Vilar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uning Syntactically Enhanced Word Alignment for Statistical Machine Translation</text:p>
          </table:table-cell>
          <table:table-cell office:value-type="string" calcext:value-type="string">
            <text:p>Ma, Yanjun and Lambert, Patrik and Way, Andy</text:p>
          </table:table-cell>
          <table:table-cell office:value-type="string" calcext:value-type="string">
            <text:p>http://www.mt-archive.info/05/EAMT-2009-Ma.pdf</text:p>
          </table:table-cell>
          <table:table-cell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ncedda, Nicola</text:p>
          </table:table-cell>
          <table:table-cell office:value-type="string" calcext:value-type="string">
            <text:p>http://www.mt-archive.info/05/SMART-2009-Cancedda-1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Empirical machine translation and its evaluation</text:p>
          </table:table-cell>
          <table:table-cell office:value-type="string" calcext:value-type="string">
            <text:p>Giménez, Jesús</text:p>
          </table:table-cell>
          <table:table-cell office:value-type="string" calcext:value-type="string">
            <text:p>http://www.mt-archive.info/05/SMART-2009-Gimenez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Online learning for CAT applications</text:p>
          </table:table-cell>
          <table:table-cell office:value-type="string" calcext:value-type="string">
            <text:p>Cesa-Bianchi, Nicolò and Reverberi, Gabriele</text:p>
          </table:table-cell>
          <table:table-cell office:value-type="string" calcext:value-type="string">
            <text:p>http://www.mt-archive.info/05/SMART-2009-Cesa-Bianchi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table:style-name="ce1" office:value-type="string" calcext:value-type="string">
            <text:p>Sinuhe – statistical machine translation with a globally trained conditional exponential family translation model</text:p>
          </table:table-cell>
          <table:table-cell office:value-type="string" calcext:value-type="string">
            <text:p>Kääriäinen, Matti</text:p>
          </table:table-cell>
          <table:table-cell office:value-type="string" calcext:value-type="string">
            <text:p>http://www.mt-archive.info/05/SMART-2009-Kaariainen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arge scale maximum margin regression based, structural learning approach to phrase translations</text:p>
          </table:table-cell>
          <table:table-cell office:value-type="string" calcext:value-type="string">
            <text:p>Szedmak, Sandor and Galbrun, Esther and Saunders, Craig and Ni, Yizhao</text:p>
          </table:table-cell>
          <table:table-cell office:value-type="string" calcext:value-type="string">
            <text:p>http://www.mt-archive.info/05/SMART-2009-Szedmak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earning to translate: a statistical and computational analysis</text:p>
          </table:table-cell>
          <table:table-cell office:value-type="string" calcext:value-type="string">
            <text:p>Turchi, Marco and de Bie, Tijl and Cristianini, Nelo</text:p>
          </table:table-cell>
          <table:table-cell office:value-type="string" calcext:value-type="string">
            <text:p>http://www.mt-archive.info/05/SMART-2009-Turchi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Improving SMT by learning translation direction</text:p>
          </table:table-cell>
          <table:table-cell office:value-type="string" calcext:value-type="string">
            <text:p>Goutte, Cyril and Kurokawa, David and Isabelle, Pierre</text:p>
          </table:table-cell>
          <table:table-cell office:value-type="string" calcext:value-type="string">
            <text:p>http://www.mt-archive.info/05/SMART-2009-Goutte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Multi-view CCA and regression CCA</text:p>
          </table:table-cell>
          <table:table-cell office:value-type="string" calcext:value-type="string">
            <text:p>Rupnik, Jan</text:p>
          </table:table-cell>
          <table:table-cell office:value-type="string" calcext:value-type="string">
            <text:p>http://www.mt-archive.info/05/SMART-2009-Rupnik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arge-margin structural prediction via linear programming</text:p>
          </table:table-cell>
          <table:table-cell office:value-type="string" calcext:value-type="string">
            <text:p>Wang, Zuoran and Shawe-Taylor, John and Szedmák, Sándor</text:p>
          </table:table-cell>
          <table:table-cell office:value-type="string" calcext:value-type="string">
            <text:p>http://www.mt-archive.info/05/SMART-2009-Wang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Sentence-level confidence estimation for MT</text:p>
          </table:table-cell>
          <table:table-cell office:value-type="string" calcext:value-type="string">
            <text:p>Specia, Lucia and Cancedda, Nicola and Dymetman, Marc and Saunders, Craig and Turchi, Marco and Cristianini, Nello and Wang, Zhuoran and Shawe-Taylor, John</text:p>
          </table:table-cell>
          <table:table-cell office:value-type="string" calcext:value-type="string">
            <text:p>http://www.mt-archive.info/05/SMART-2009-Specia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Closing remarks</text:p>
          </table:table-cell>
          <table:table-cell office:value-type="string" calcext:value-type="string">
            <text:p>Cancedda, Nicola</text:p>
          </table:table-cell>
          <table:table-cell office:value-type="string" calcext:value-type="string">
            <text:p>http://www.mt-archive.info/05/SMART-2009-Cancedda-2.pdf</text:p>
          </table:table-cell>
          <table:table-cell/>
          <table:table-cell table:style-name="ce4"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2">
          <table:table-cell table:style-name="ce2" office:value-type="string" calcext:value-type="string">
            <text:p>Challenges in machine (aided) translation for historical languages</text:p>
          </table:table-cell>
          <table:table-cell table:style-name="ce2" office:value-type="string" calcext:value-type="string">
            <text:p>von Hahn, Walther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table:style-name="ce2" office:value-type="string" calcext:value-type="string">
            <text:p>Mass digitization in the humanities and results of DARIAH-Network</text:p>
          </table:table-cell>
          <table:table-cell office:value-type="string" calcext:value-type="string">
            <text:p>Priddy, Mike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table:style-name="ce2" office:value-type="string" calcext:value-type="string">
            <text:p>Machine (aided) translation for historical texts – an overview of current solutions</text:p>
          </table:table-cell>
          <table:table-cell table:style-name="ce2" office:value-type="string" calcext:value-type="string">
            <text:p>Vertan, Cristina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table:style-name="ce2" office:value-type="string" calcext:value-type="string">
            <text:p>Tagging Old Russian texts via modern translations – applications of and resources for historical MT</text:p>
          </table:table-cell>
          <table:table-cell office:value-type="string" calcext:value-type="string">
            <text:p>Meyer, Roland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table:style-name="ce2" office:value-type="string" calcext:value-type="string">
            <text:p>Hypothetical and explicit lexical resources supporting access to historical documents </text:p>
          </table:table-cell>
          <table:table-cell office:value-type="string" calcext:value-type="string">
            <text:p>Ringlstetter, Christoph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table:style-name="ce2" office:value-type="string" calcext:value-type="string">
            <text:p>Automatically building bilingual dictionaries for Greek and Latin</text:p>
          </table:table-cell>
          <table:table-cell office:value-type="string" calcext:value-type="string">
            <text:p>Bammann, David</text:p>
          </table:table-cell>
          <table:table-cell table:number-columns-repeated="2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1:41:15.801493903</dc:date>
    <meta:editing-duration>PT3M12S</meta:editing-duration>
    <meta:editing-cycles>1</meta:editing-cycles>
    <meta:document-statistic meta:table-count="1" meta:cell-count="203" meta:object-count="0"/>
    <meta:generator>LibreOffice/6.0.7.3$Linux_X86_64 LibreOffice_project/00m0$Build-3</meta:generator>
  </office:meta>
</office:document-meta>
</file>